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000000" fo:letter-spacing="normal" loext:padding="0in" loext:border="none"/>
    </style:style>
    <style:style style:name="P3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T1" style:family="text">
      <style:text-properties fo:font-variant="normal" fo:text-transform="none" fo:color="#ff6600" style:text-line-through-style="none" style:text-line-through-type="none" fo:letter-spacing="normal" style:text-underline-style="none" style:text-blinking="false" style:font-name-asian="Verdana" style:font-size-asian="11.25pt" style:font-style-asian="normal" style:font-weight-asian="bold" loext:padding="0in" loext:border="none"/>
    </style:style>
    <style:style style:name="T2" style:family="text">
      <style:text-properties fo:font-variant="normal" fo:text-transform="none" fo:color="#000000" style:font-name="Microsoft YaHei" fo:font-size="11.2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000000" fo:letter-spacing="normal" style:font-name-asian="Microsoft YaHei" style:font-size-asian="11.25pt" style:font-style-asian="normal" style:font-weight-asian="normal" loext:padding="0in" loext:border="none"/>
    </style:style>
    <style:style style:name="T4" style:family="text">
      <style:text-properties fo:font-variant="normal" fo:text-transform="none" fo:color="#000000" fo:letter-spacing="normal" style:text-underline-style="solid" style:text-underline-width="auto" style:text-underline-color="font-color" style:font-name-asian="Microsoft YaHei" style:font-size-asian="11.25pt" style:font-style-asian="normal" style:font-weight-asian="normal" loext:padding="0in" loext:border="none"/>
    </style:style>
    <style:style style:name="T5" style:family="text">
      <style:text-properties fo:font-variant="normal" fo:text-transform="none" fo:color="#000000" fo:letter-spacing="normal" loext:padding="0in" loext:border="none"/>
    </style:style>
    <style:style style:name="T6" style:family="text">
      <style:text-properties style:font-name="Microsoft YaHei" fo:font-size="11.25pt" fo:font-style="normal" fo:font-weight="normal"/>
    </style:style>
    <style:style style:name="T7" style:family="text">
      <style:text-properties style:font-name="Microsoft YaHei" fo:font-size="11.25pt" loext:padding="0in" loext:border="none"/>
    </style:style>
    <style:style style:name="T8" style:family="text">
      <style:text-properties style:font-name-asian="Microsoft YaHei" style:font-size-asian="11.25pt" loext:padding="0in" loext:border="none"/>
    </style:style>
    <style:style style:name="T9" style:family="text">
      <style:text-properties style:font-name-asian="Microsoft YaHei" style:font-size-asian="11.25pt" style:font-style-asian="normal" style:font-weight-asian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1"/><text:a xlink:type="simple" xlink:href="https://www.cnblogs.com/ktao/p/7563289.html" text:style-name="Internet_20_link" text:visited-style-name="Visited_20_Internet_20_Link"><text:span text:style-name="T1">构造函数和析构函数能是虚函数吗？</text:span></text:a></text:h>
      <text:section text:style-name="Sect1" text:name="Section1">
        <text:p text:style-name="P3"><text:bookmark text:name="cnblogs_post_body"/><text:span text:style-name="Strong_20_Emphasis"><text:span text:style-name="T7">1. </text:span></text:span><text:span text:style-name="Strong_20_Emphasis"><text:span text:style-name="T8">为什么构造函数不能为虚函数？</text:span></text:span></text:p>
        <text:p text:style-name="P2">    <text:span text:style-name="T9">虚函数的调用需要虚函数表指针，而该指针存放在对象的内容空间中；若构造函数声明为虚函数，那么由于对象还未创建，还没有内存空间，更没有虚函数表地址用来调用虚函数——构造函数了。</text:span></text:p>
        <text:p text:style-name="P2"> </text:p>
        <text:p text:style-name="P1"><text:span text:style-name="Strong_20_Emphasis"><text:span text:style-name="T2">2. </text:span></text:span><text:span text:style-name="Strong_20_Emphasis"><text:span text:style-name="T3">为什么析构函数可以为虚函数，如果不设为虚函数可能会存在什么问题？</text:span></text:span></text:p>
        <text:p text:style-name="P2">    <text:span text:style-name="T9">首先析构函数可以为虚函数，而且当要使用基类指针或引用调用子类时，最好将基类的析构函数声明为虚函数，否则可以存在内存泄露的问题。</text:span></text:p>
        <text:p text:style-name="P2">    <text:span text:style-name="T9">举例说明：</text:span></text:p>
        <text:p text:style-name="P1"><text:span text:style-name="T5">    </text:span><text:span text:style-name="T3">子类</text:span><text:span text:style-name="T2">B</text:span><text:span text:style-name="T3">继承自基类</text:span><text:span text:style-name="T2">A</text:span><text:span text:style-name="T3">；</text:span><text:span text:style-name="Strong_20_Emphasis"><text:span text:style-name="T2">A *p = new B; delete p;</text:span></text:span></text:p>
        <text:p text:style-name="P1"><text:span text:style-name="T5">    </text:span><text:span text:style-name="T2">1</text:span><text:span text:style-name="T3">） 此时，如果类</text:span><text:span text:style-name="T2">A</text:span><text:span text:style-name="T3">的析构函数不是虚函数，那么</text:span><text:span text:style-name="T2">delete p</text:span><text:span text:style-name="T3">；</text:span><text:span text:style-name="Strong_20_Emphasis"><text:span text:style-name="T3">将会仅仅调用</text:span></text:span><text:span text:style-name="Strong_20_Emphasis"><text:span text:style-name="T2">A</text:span></text:span><text:span text:style-name="Strong_20_Emphasis"><text:span text:style-name="T3">的析构函数，只释放了</text:span></text:span><text:span text:style-name="Strong_20_Emphasis"><text:span text:style-name="T2">B</text:span></text:span><text:span text:style-name="Strong_20_Emphasis"><text:span text:style-name="T3">对象中的</text:span></text:span><text:span text:style-name="Strong_20_Emphasis"><text:span text:style-name="T2">A</text:span></text:span><text:span text:style-name="Strong_20_Emphasis"><text:span text:style-name="T3">部分，而派生出的新的部分未释放掉。</text:span></text:span></text:p>
        <text:p text:style-name="P2">    <text:span text:style-name="T6">2</text:span><text:span text:style-name="T9">） 如果类</text:span><text:span text:style-name="T6">A</text:span><text:span text:style-name="T9">的析构函数是虚函数，</text:span><text:span text:style-name="T6">delete p; </text:span><text:span text:style-name="T9">将会先调用</text:span><text:span text:style-name="T6">B</text:span><text:span text:style-name="T9">的析构函数，再调用</text:span><text:span text:style-name="T6">A</text:span><text:span text:style-name="T9">的析构函数，释放</text:span><text:span text:style-name="T6">B</text:span><text:span text:style-name="T9">对象的所有空间。</text:span></text:p>
        <text:p text:style-name="P2">    <text:span text:style-name="T9">补充： </text:span><text:span text:style-name="T6">B *p = new B; delete p;</text:span><text:span text:style-name="T9">时也是先调用</text:span><text:span text:style-name="T6">B</text:span><text:span text:style-name="T9">的析构函数，再调用</text:span><text:span text:style-name="T6">A</text:span><text:span text:style-name="T9">的析构函数。</text:span></text:p>
      </text:section>
      <text:p text:style-name="Text_20_body"><text:span text:style-name="T1"/></text:p>
      <text:h text:style-name="Heading_20_1" text:outline-level="1"><text:bookmark text:name="cb_post_title_url"/><text:a xlink:type="simple" xlink:href="https://www.cnblogs.com/ktao/p/7563246.html" text:style-name="Internet_20_link" text:visited-style-name="Visited_20_Internet_20_Link"><text:span text:style-name="T1">成员函数和普通函数的区别</text:span></text:a></text:h>
      <text:section text:style-name="Sect1" text:name="cnblogs_post_body">
        <text:p text:style-name="P4"><text:span text:style-name="Strong_20_Emphasis"><text:span text:style-name="T8">区别：</text:span></text:span></text:p>
        <text:p text:style-name="P4"><text:span text:style-name="T2">1.</text:span><text:span text:style-name="T3">成员函数是</text:span><text:a xlink:type="simple" xlink:href="https://www.baidu.com/s?wd=面向对象&amp;tn=44039180_cpr&amp;fenlei=mv6quAkxTZn0IZRqIHckPjm4nH00T1YLrADsPW0zmHT4PAwbnH-90ZwV5Hcvrjm3rH6sPfKWUMw85HfYnjn4nH6sgvPsT6KdThsqpZwYTjCEQLGCpyw9Uz4Bmy-bIi4WUvYETgN-TLwGUv3EP1bzrHT4Pjb" office:target-frame-name="_blank" xlink:show="new" text:style-name="Internet_20_link" text:visited-style-name="Visited_20_Internet_20_Link"><text:span text:style-name="T4">面向对象</text:span></text:a><text:span text:style-name="T3">的概念，所谓的成员函数，是指一个函数作为类的成员，公有成员、私有成员或者保护成员。 </text:span></text:p>
        <text:p text:style-name="P5"><text:span text:style-name="T6">2.</text:span><text:span text:style-name="T9">普通函数一般有两种传递方式，按类型传递和按值传递，也就是传指针和传返回值两种情况。成员函数一般是按类型传递，也即是传指针地址 </text:span></text:p>
        <text:p text:style-name="P5"><text:span text:style-name="T6">3.</text:span><text:span text:style-name="T9">普通函数可以随便调用，并且无法继承和封装，成员函数根据类的不同，可以进行继承，根据公有私有的不同，调用方式也不同 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9:52:11.608181452</meta:creation-date>
    <dc:date>2019-09-02T09:55:50.346805974</dc:date>
    <meta:editing-duration>PT3M38S</meta:editing-duration>
    <meta:editing-cycles>1</meta:editing-cycles>
    <meta:document-statistic meta:table-count="0" meta:image-count="0" meta:object-count="0" meta:page-count="1" meta:paragraph-count="16" meta:word-count="568" meta:character-count="658" meta:non-whitespace-character-count="606"/>
    <meta:generator>LibreOffice/5.1.6.2$Linux_X86_64 LibreOffice_project/10m0$Build-2</meta:generator>
  </office:meta>
</office:document-meta>
</file>